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0.001cm" style:rel-column-width="38558*"/>
    </style:style>
    <style:style style:name="Tableau1.B" style:family="table-column">
      <style:table-column-properties style:column-width="6.997cm" style:rel-column-width="26977*"/>
    </style:style>
    <style:style style:name="Tableau1.1" style:family="table-row">
      <style:table-row-properties style:min-row-height="0.011cm" style:keep-together="false" fo:keep-together="always"/>
    </style:style>
    <style:style style:name="Tableau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%=destinataire=%</text:p>
          </table:table-cell>
          <table:table-cell office:value-type="string">
            <text:p text:style-name="Text_20_body">%=lieuDate=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gmo</dc:creator>
    <dc:date>2010-09-01T09:46:53</dc:date>
    <meta:editing-cycles>14</meta:editing-cycles>
    <meta:editing-duration>PT3H41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28"/>
  </office:meta>
</office:document-meta>
</file>